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data-style-name="N2">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DeletedTable" style:family="table">
      <style:table-properties style:width="17.59cm" table:align="margins"/>
    </style:style>
    <style:style style:name="DeletedTable.A" style:family="table-column">
      <style:table-column-properties style:column-width="8.795cm" style:rel-column-width="32767*"/>
    </style:style>
    <style:style style:name="DeletedTable.B" style:family="table-column">
      <style:table-column-properties style:column-width="8.795cm" style:rel-column-width="32768*"/>
    </style:style>
    <style:style style:name="DeletedTable.A1" style:family="table-cell">
      <style:table-cell-properties fo:padding="0.097cm" fo:border-left="0.002cm solid #000000" fo:border-right="none" fo:border-top="0.002cm solid #000000" fo:border-bottom="0.002cm solid #000000"/>
    </style:style>
    <style:style style:name="DeletedTable.B1" style:family="table-cell">
      <style:table-cell-properties fo:padding="0.097cm" fo:border="0.002cm solid #000000"/>
    </style:style>
    <style:style style:name="DeletedTable.A2" style:family="table-cell">
      <style:table-cell-properties fo:padding="0.097cm" fo:border-left="0.002cm solid #000000" fo:border-right="none" fo:border-top="none" fo:border-bottom="0.002cm solid #000000"/>
    </style:style>
    <style:style style:name="DeletedTable.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932cm" style:rel-column-width="10922*"/>
    </style:style>
    <style:style style:name="Table4.B" style:family="table-column">
      <style:table-column-properties style:column-width="2.932cm" style:rel-column-width="10923*"/>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rebuchet MS" fo:font-size="15pt" fo:font-weight="bold" style:font-size-asian="15pt" style:font-weight-asian="bold" style:font-size-complex="15pt" style:font-weight-complex="bold"/>
    </style:style>
    <style:style style:name="P2" style:family="paragraph" style:parent-style-name="Table_20_Contents" style:list-style-name="L1"/>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Tahoma"/>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Tahoma"/>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Tahoma"/>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Tahoma"/>
      </text:list-level-style-bullet>
    </text:list-style>
    <number:number-style style:name="N2">
      <number:number number:decimal-places="2"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0-Normal<text:span text:style-name="T1">8-Bold<text:span text:style-name="T2">14-BoldItalic</text:span><text:span text:style-name="T3">27-Bold-italic-underline<text:span text:style-name="T4">51-Bold-underline</text:span>68-Bold-italic-underline2</text:span>93-Bold</text:span>100-Normal!!</text:p>
      <text:p text:style-name="Default_20_Text">0-Normal<text:span text:style-name="T1">8-Bold<text:span text:style-name="T2">14-BoldItalic</text:span><text:span text:style-name="T3">27-Bold-italic-underline<text:span text:style-name="T4">51-Bold-underline</text:span>68-Bold-italic-underline2</text:span>93-Bold</text:span>100-Normal!!</text:p>
      <text:p text:style-name="Default_20_Text">0-Normal<text:span text:style-name="T1">8-Bold<text:span text:style-name="T2">14-BoldItalic</text:span><text:span text:style-name="T3">27-Bold-italic-underline<text:span text:style-name="T4">51-Bold-underline</text:span>68-Bold-italic-underline2</text:span>93-Bold</text:span>100-Normal!!</text:p>
      <text:p text:style-name="Default_20_Text">Svantestext</text:p>
      <table:table table:name="Table3" table:style-name="Table3">
        <table:table-column table:style-name="Table3.A" table:number-columns-repeated="5"/>
        <table:table-header-rows>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Here</text:p>
            </table:table-cell>
            <table:table-cell table:style-name="Table3.A1" office:value-type="string">
              <text:p text:style-name="Table_20_Heading"/>
            </table:table-cell>
            <table:table-cell table:style-name="Table3.E1" office:value-type="string">
              <text:p text:style-name="Table_20_Heading"/>
            </table:table-cell>
          </table:table-row>
          <table:table-row>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E2" office:value-type="string">
              <text:p text:style-name="Table_20_Heading"/>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Default_20_Text"/>
      <text:p text:style-name="Default_20_Text"/>
      <table:table table:name="Table2" table:style-name="Table2">
        <table:table-column table:style-name="Table2.A" table:number-columns-repeated="3"/>
        <table:table-row>
          <table:table-cell table:style-name="Table2.A1" office:value-type="string">
            <text:p text:style-name="Table_20_Heading">adf</text:p>
          </table:table-cell>
          <table:table-cell table:style-name="Table2.A1" office:value-type="string">
            <text:p text:style-name="Table_20_Heading">sdf</text:p>
          </table:table-cell>
          <table:table-cell table:style-name="Table2.C1" office:value-type="string">
            <text:p text:style-name="Table_20_Heading">sdf</text:p>
          </table:table-cell>
        </table:table-row>
        <table:table-row>
          <table:table-cell table:style-name="Table2.A2" office:value-type="string">
            <text:p text:style-name="Table_20_Contents">sdf</text:p>
          </table:table-cell>
          <table:table-cell table:style-name="Table2.A2" office:value-type="string">
            <text:p text:style-name="Table_20_Contents">sdf</text:p>
          </table:table-cell>
          <table:table-cell table:style-name="Table2.C2" office:value-type="string">
            <text:p text:style-name="Table_20_Contents">sf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Standard"/>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
      <text:p text:style-name="Default_20_Text"/>
      <text:p text:style-name="Default_20_Text"/>
      <table:table table:name="Table1" table:style-name="Table1">
        <table:table-column table:style-name="Table1.A" table:number-columns-repeated="3"/>
        <table:table-column table:style-name="Table1.D"/>
        <table:table-row>
          <table:table-cell table:style-name="Table1.A1" office:value-type="string">
            <text:p text:style-name="Table_20_Contents">cell1</text:p>
          </table:table-cell>
          <table:table-cell table:style-name="Table1.A1" office:value-type="string">
            <text:p text:style-name="P1">cell2</text:p>
          </table:table-cell>
          <table:table-cell table:style-name="Table1.C1" office:value-type="float" office:value="0">
            <text:p text:style-name="Table_20_Contents">0,00</text:p>
          </table:table-cell>
          <table:table-cell table:style-name="Table1.D1" office:value-type="string">
            <text:p text:style-name="Table_20_Contents"/>
          </table:table-cell>
        </table:table-row>
        <table:table-row>
          <table:table-cell table:style-name="Table1.A2" office:value-type="string">
            <text:list xml:id="list5636060534505728168" text:style-name="L1">
              <text:list-item>
                <text:p text:style-name="P2">Aa</text:p>
              </text:list-item>
              <text:list-item>
                <text:p text:style-name="P2">bb</text:p>
              </text:list-item>
              <text:list-item>
                <text:p text:style-name="P2">cc</text:p>
              </text:list-item>
              <text:list-item>
                <text:p text:style-name="P2">dd</text:p>
              </text:list-item>
            </text:list>
            <text:p text:style-name="Table_20_Contents">e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Default_20_Text"/>
      <text:p text:style-name="Default_20_Text"/>
      <text:p text:style-name="Default_20_Text">Sdfdfdf</text:p>
      <text:p text:style-name="Default_20_Text">Deleted table</text:p>
      <table:table table:name="DeletedTable" table:style-name="DeletedTable">
        <table:table-column table:style-name="DeletedTable.A"/>
        <table:table-column table:style-name="DeletedTable.B"/>
        <table:table-row>
          <table:table-cell table:style-name="DeletedTable.A1" office:value-type="string">
            <text:p text:style-name="Table_20_Contents">This table will be deleted</text:p>
          </table:table-cell>
          <table:table-cell table:style-name="DeletedTable.B1" office:value-type="string">
            <text:p text:style-name="Table_20_Contents"/>
          </table:table-cell>
        </table:table-row>
        <table:table-row>
          <table:table-cell table:style-name="DeletedTable.A2" office:value-type="string">
            <text:p text:style-name="Table_20_Contents"/>
          </table:table-cell>
          <table:table-cell table:style-name="DeletedTable.B2" table:number-rows-spanned="2" office:value-type="string">
            <text:p text:style-name="Table_20_Contents"/>
          </table:table-cell>
        </table:table-row>
        <table:table-row>
          <table:table-cell table:style-name="DeletedTable.A2" office:value-type="string">
            <text:p text:style-name="Table_20_Contents"/>
          </table:table-cell>
          <table:covered-table-cell/>
        </table:table-row>
        <table:table-row>
          <table:table-cell table:style-name="DeletedTable.A2" office:value-type="string">
            <text:p text:style-name="Table_20_Contents"/>
          </table:table-cell>
          <table:table-cell table:style-name="DeletedTable.B2" office:value-type="string">
            <text:p text:style-name="Table_20_Contents"/>
          </table:table-cell>
        </table:table-row>
      </table:table>
      <text:p text:style-name="Default_20_Text"/>
      <text:p text:style-name="Default_20_Text">sample table to delete column </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F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creation-date>2009-12-16T13:49:43</meta:creation-date>
    <dc:date>2012-06-19T12:56:15.29</dc:date>
    <dc:language>en-US</dc:language>
    <meta:editing-cycles>19</meta:editing-cycles>
    <meta:editing-duration>PT4M59S</meta:editing-duration>
    <meta:document-statistic meta:table-count="5" meta:image-count="0" meta:object-count="0" meta:page-count="1" meta:paragraph-count="20" meta:word-count="33" meta:character-count="21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